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e978" officeooo:paragraph-rsid="0004e978"/>
    </style:style>
    <style:style style:name="P2" style:family="paragraph" style:parent-style-name="Standard">
      <style:text-properties officeooo:rsid="0005db7c" officeooo:paragraph-rsid="0005db7c"/>
    </style:style>
    <style:style style:name="P3" style:family="paragraph" style:parent-style-name="Text_20_body">
      <style:text-properties officeooo:rsid="0005db7c"/>
    </style:style>
    <style:style style:name="P4" style:family="paragraph" style:parent-style-name="Text_20_body">
      <style:text-properties officeooo:rsid="00081356" officeooo:paragraph-rsid="00081356"/>
    </style:style>
    <style:style style:name="P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4e978" officeooo:paragraph-rsid="0004e978"/>
    </style:style>
    <style:style style:name="P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5db7c" officeooo:paragraph-rsid="0005db7c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style:font-name="monospace" fo:font-size="10.5pt" fo:font-style="normal" fo:font-weight="normal"/>
    </style:style>
    <style:style style:name="T2" style:family="text">
      <style:text-properties officeooo:rsid="0005d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ngue Fever Predictions</text:p>
      <text:p text:style-name="P1"/>
      <text:p text:style-name="P1">1) Using all the original features, plus all the time shifted features up to 8 week, and then using an Extra trees regressor with 6 estimators, max depth=6, I got Mae on Val set of 24.367, and on Full data of 18.073</text:p>
      <text:p text:style-name="P1"/>
      <text:p text:style-name="P1">2) Using all the original features, plus 12 week rolling averages, then using:</text:p>
      <text:p text:style-name="P1"><text:tab/>RFECV(regressor, step=1, cv=10, scoring=scorer, verbose=0, n_jobs=1)</text:p>
      <text:p text:style-name="P1"><text:s/>to get the best 10 features, gave the following feature selection</text:p>
      <text:p text:style-name="P5">optimal feature selection : <text:s/>[False False False False False False False False False False False False</text:p>
      <text:p text:style-name="P7"><text:s/><text:span text:style-name="T1">False False False False False False False False <text:s/>True <text:s/>True False <text:s/>True</text:span></text:p>
      <text:p text:style-name="P7"><text:s/><text:span text:style-name="T1">False False False <text:s/>True False False <text:s/>True <text:s/>True False <text:s/>True <text:s/>True <text:s/>True</text:span></text:p>
      <text:p text:style-name="P7"><text:s/><text:span text:style-name="T1">False False <text:s/>True False]</text:span></text:p>
      <text:p text:style-name="P1">Then transforming all the feature sets to have just these features and training the extra tree,</text:p>
      <text:p text:style-name="P1"><text:tab/>ExtraTreesRegressor(n_estimators=6, criterion="mae", max_depth=6, random_state=0)</text:p>
      <text:p text:style-name="P1">on the training set and predicting the Val set, I got Mae on Val set of 17.479, and on Full data of 15.874</text:p>
      <text:p text:style-name="P1"/>
      <text:p text:style-name="P2">3) By using the same RFECV above but on the full feature/label set, I got the following feature selection:</text:p>
      <text:p text:style-name="P6">optimal feature selection : <text:s/>[False False False False False False False False False False False False</text:p>
      <text:p text:style-name="P7"><text:s/><text:span text:style-name="T1">False False False False False False False False False <text:s/>True False <text:s/>True</text:span></text:p>
      <text:p text:style-name="P7"><text:s/><text:span text:style-name="T1">False False False <text:s/>True False False <text:s/>True <text:s/>True False False <text:s/>True <text:s/>True</text:span></text:p>
      <text:p text:style-name="P7"><text:s/><text:span text:style-name="T1">False <text:s/>True <text:s/>True False]</text:span></text:p>
      <text:p text:style-name="P8"/>
      <text:p text:style-name="Text_20_body">And using these features gave Mae on Val set of <text:span text:style-name="T2">16.229</text:span>, and on Full data of 1<text:span text:style-name="T2">4.998</text:span></text:p>
      <text:p text:style-name="P4">4) Adding some smoothing to the predictions above, just a moving 3 point average, improves on the <text:s/>above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1:04:42.839000000</meta:creation-date>
    <dc:date>2017-03-22T20:03:12.289000000</dc:date>
    <meta:editing-duration>PT22H58M29S</meta:editing-duration>
    <meta:editing-cycles>3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9" meta:word-count="260" meta:character-count="1568" meta:non-whitespace-character-count="1296"/>
  </office:meta>
</office:document-meta>
</file>